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13bea7" officeooo:paragraph-rsid="0013bea7"/>
    </style:style>
    <style:style style:name="P2" style:family="paragraph" style:parent-style-name="Standard">
      <style:paragraph-properties fo:text-align="center" style:justify-single-word="false"/>
      <style:text-properties officeooo:rsid="0013bea7" officeooo:paragraph-rsid="0013bea7"/>
    </style:style>
    <style:style style:name="P3" style:family="paragraph" style:parent-style-name="Standard">
      <style:paragraph-properties fo:text-align="start" style:justify-single-word="false"/>
      <style:text-properties officeooo:rsid="0013bea7" officeooo:paragraph-rsid="0013bea7"/>
    </style:style>
    <style:style style:name="P4" style:family="paragraph" style:parent-style-name="Standard">
      <style:paragraph-properties fo:text-align="start" style:justify-single-word="false"/>
      <style:text-properties officeooo:paragraph-rsid="0013bea7"/>
    </style:style>
    <style:style style:name="P5" style:family="paragraph" style:parent-style-name="Standard">
      <style:paragraph-properties fo:text-align="start" style:justify-single-word="false"/>
      <style:text-properties officeooo:rsid="001e4494" officeooo:paragraph-rsid="001e4494"/>
    </style:style>
    <style:style style:name="P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e4494" officeooo:paragraph-rsid="0013bea7" style:font-size-asian="12pt" style:font-size-complex="12pt"/>
    </style:style>
    <style:style style:name="P7" style:family="paragraph" style:parent-style-name="Standard">
      <style:paragraph-properties fo:text-align="start" style:justify-single-word="false"/>
      <style:text-properties officeooo:paragraph-rsid="0013bea7"/>
    </style:style>
    <style:style style:name="P8" style:family="paragraph" style:parent-style-name="Standard">
      <style:paragraph-properties fo:text-align="start" style:justify-single-word="false"/>
      <style:text-properties officeooo:rsid="001e4494" officeooo:paragraph-rsid="0013bea7"/>
    </style:style>
    <style:style style:name="P9" style:family="paragraph" style:parent-style-name="Standard">
      <style:paragraph-properties fo:text-align="start" style:justify-single-word="false"/>
      <style:text-properties officeooo:rsid="001e4494" officeooo:paragraph-rsid="001e4494"/>
    </style:style>
    <style:style style:name="P10" style:family="paragraph" style:parent-style-name="Standard">
      <style:paragraph-properties fo:text-align="start" style:justify-single-word="false"/>
      <style:text-properties officeooo:rsid="001e4494" officeooo:paragraph-rsid="002a8e3d"/>
    </style:style>
    <style:style style:name="T1" style:family="text">
      <style:text-properties officeooo:rsid="0013bea7"/>
    </style:style>
    <style:style style:name="T2" style:family="text">
      <style:text-properties officeooo:rsid="00156c09"/>
    </style:style>
    <style:style style:name="T3" style:family="text">
      <style:text-properties fo:font-variant="normal" fo:text-transform="none" fo:color="#000000" style:font-name="Liberation Serif" fo:font-size="12pt" fo:letter-spacing="normal" fo:font-style="normal" fo:font-weight="normal" officeooo:rsid="00175c8c" style:font-size-asian="12pt" style:font-size-complex="12pt"/>
    </style:style>
    <style:style style:name="T4" style:family="text">
      <style:text-properties fo:font-variant="normal" fo:text-transform="none" fo:color="#000000" style:font-name="Liberation Serif" fo:font-size="12pt" fo:letter-spacing="normal" fo:font-style="normal" fo:font-weight="normal" officeooo:rsid="0017a390" style:font-size-asian="12pt" style:font-size-complex="12pt"/>
    </style:style>
    <style:style style:name="T5" style:family="text">
      <style:text-properties fo:font-variant="normal" fo:text-transform="none" fo:color="#000000" style:font-name="Liberation Serif" fo:font-size="12pt" fo:letter-spacing="normal" fo:font-style="normal" fo:font-weight="normal" officeooo:rsid="00199567"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1b955f" style:font-size-asian="12pt" style:font-size-complex="12pt"/>
    </style:style>
    <style:style style:name="T7" style:family="text">
      <style:text-properties fo:font-variant="normal" fo:text-transform="none" fo:color="#000000" style:font-name="Liberation Serif" fo:font-size="12pt" fo:letter-spacing="normal" fo:font-style="normal" fo:font-weight="normal" officeooo:rsid="001d18cb" style:font-size-asian="12pt" style:font-size-complex="12pt"/>
    </style:style>
    <style:style style:name="T8" style:family="text">
      <style:text-properties fo:font-variant="normal" fo:text-transform="none" fo:color="#000000" style:font-name="Liberation Serif" fo:font-size="12pt" fo:letter-spacing="normal" fo:font-style="normal" fo:font-weight="normal" officeooo:rsid="001e4494" style:font-size-asian="12pt" style:font-size-complex="12pt"/>
    </style:style>
    <style:style style:name="T9" style:family="text">
      <style:text-properties fo:font-variant="normal" fo:text-transform="none" fo:color="#000000" style:font-name="Liberation Serif" fo:font-size="12pt" fo:letter-spacing="normal" fo:font-style="normal" fo:font-weight="normal" officeooo:rsid="00257d3f" style:font-size-asian="12pt" style:font-size-complex="12pt"/>
    </style:style>
    <style:style style:name="T10" style:family="text">
      <style:text-properties fo:font-variant="normal" fo:text-transform="none" fo:color="#000000" style:font-name="Liberation Serif" fo:font-size="12pt" fo:letter-spacing="normal" fo:font-style="normal" fo:font-weight="normal" officeooo:rsid="002675fd" style:font-size-asian="12pt" style:font-size-complex="12pt"/>
    </style:style>
    <style:style style:name="T11" style:family="text">
      <style:text-properties fo:font-variant="normal" fo:text-transform="none" fo:color="#000000" style:font-name="Liberation Serif" fo:font-size="12pt" fo:letter-spacing="normal" fo:font-style="normal" fo:font-weight="normal" officeooo:rsid="002954b3" style:font-size-asian="12pt" style:font-size-complex="12pt"/>
    </style:style>
    <style:style style:name="T12" style:family="text">
      <style:text-properties fo:font-variant="normal" fo:text-transform="none" fo:color="#000000" style:font-name="Liberation Serif" fo:font-size="12pt" fo:letter-spacing="normal" fo:font-style="normal" fo:font-weight="normal" officeooo:rsid="002a8e3d" style:font-size-asian="12pt" style:font-size-complex="12pt"/>
    </style:style>
    <style:style style:name="T13" style:family="text">
      <style:text-properties fo:font-size="12pt" officeooo:rsid="0013bea7" style:font-size-asian="12pt" style:font-size-complex="12pt"/>
    </style:style>
    <style:style style:name="T14" style:family="text">
      <style:text-properties fo:font-size="12pt" officeooo:rsid="00257d3f" style:font-size-asian="12pt" style:font-size-complex="12pt"/>
    </style:style>
    <style:style style:name="T15" style:family="text">
      <style:text-properties officeooo:rsid="0023a1d7"/>
    </style:style>
    <style:style style:name="T16" style:family="text">
      <style:text-properties officeooo:rsid="002a8e3d"/>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b <text:span text:style-name="T15">8 Leftist Heap vs. Skew Heap</text:span></text:p>
      <text:p text:style-name="P3"/>
      <text:p text:style-name="P3"><text:tab/>The purpose of the experiment in lab <text:span text:style-name="T15">eight</text:span> was to compare the execution times of <text:span text:style-name="T15">two</text:span> different <text:span text:style-name="T15">heap structures</text:span> <text:span text:style-name="T15">and their execution times</text:span>. <text:span text:style-name="T15">The skew heap</text:span> was the first <text:span text:style-name="T15">type of heap</text:span> that we implemented, and it utilizes <text:span text:style-name="T15">a merge function that recursively merges the original tree and a subtree.</text:span> The other <text:span text:style-name="T15">heap that we used was a leftist heap</text:span>. <text:span text:style-name="T15">In order to qualify as a leftist heap, the heap must always be either the null set or for every node that is apart of the heap, the rank of the left child must be greater than or equal to the rank of the right child. </text:span><text:s/><text:span text:style-name="T15">The heaps that we are to compare are very similar in most ways. Both insertion methods of the heaps require you to insert the method and then simply call the merge function</text:span>. <text:span text:style-name="T15">Deleting the minimum in both of the heaps is basically the same as well. Traversing the heaps is, also, of course, the same. </text:span></text:p>
      <text:p text:style-name="P3"><text:tab/>In my specific implementation, <text:span text:style-name="T2">I</text:span> <text:span text:style-name="T2">created</text:span> a general folder labeled Gowdy_Lab <text:span text:style-name="T15">8</text:span>that had within it three <text:span text:style-name="T2">sub-folders.</text:span> <text:span text:style-name="T15">The three folders were named LeftistHeap, SkewHeap, and Timing.</text:span> This division in the experiment allowed to me to compile and execute the <text:span text:style-name="T15">two</text:span> methods <text:span text:style-name="T2">individually and create a general heap program for each that had a main menu and could read from a data file. In the timing folder, I would run each program and, using a Timer class that was given to us in lab, output the amount of time each program took to complete. The main.cpp in the Timing folder had code that allowed me to generate all the results that was necessary to complete the lab at one time. </text:span></text:p>
      <text:p text:style-name="P4"><text:span text:style-name="T1"><text:tab/>Data generation for the hash table was created using the random number generator that is apart of the standard C++ library. Using values between 0 and 4n,</text:span><text:span text:style-name="T13"> </text:span><text:span text:style-name="T14">where n was the number of values that were generated, I generated a set of values for five different seeds.</text:span><text:span text:style-name="T3"> The quantity of numbers that was to be inserted into the table, </text:span><text:span text:style-name="T9">or the number that n was equal to, was 50,000, 100,000, 200,000, and 400,000</text:span><text:span text:style-name="T3">. </text:span><text:span text:style-name="T9">These numbers were generated and then loaded into an array so that they could be used in all of the data sets and so that the heaps had consistent testing rather than being executed on a different data set each time. </text:span></text:p>
      <text:p text:style-name="P4"><text:span text:style-name="T3"><text:tab/>The experiment was able to be further categorized by using different seed values for the the various </text:span><text:span text:style-name="T9">random numbers. </text:span><text:span text:style-name="T3">Because a computer is not truly capable of creating a random number, the srand() constructor takes in a seed value as a parameter and utilizes it in the algorithm that will generate a random number, the rand() function. I used a total of five different seed values across the four different load factors. The seeds values were </text:span><text:span text:style-name="T9">1</text:span><text:span text:style-name="T3">, </text:span><text:span text:style-name="T9">2</text:span><text:span text:style-name="T3">, </text:span><text:span text:style-name="T9">3</text:span><text:span text:style-name="T3">, </text:span><text:span text:style-name="T9">4</text:span><text:span text:style-name="T3">, and 5. Using the same seed value guaranteed a fair comparison of the </text:span><text:span text:style-name="T10">heap</text:span><text:span text:style-name="T3"> implementations as the number used in the random number generation would be the same. </text:span><text:span text:style-name="T4">B</text:span><text:span text:style-name="T3">y using a total of five different seeds, </text:span><text:span text:style-name="T10">I generated in</text:span><text:span text:style-name="T3"> total </text:span><text:span text:style-name="T10">eighty different</text:span><text:span text:style-name="T3"> values </text:span><text:span text:style-name="T10">overall for the experiment or twenty different values for each number that n was equal to. </text:span></text:p>
      <text:p text:style-name="P4"><text:span text:style-name="T10"><text:tab/></text:span><text:span text:style-name="T11">In addition to simply testing how quickly each heap could insert a certain number of random values into a table, tests on how quickly random insertion and delete minimum deletions at 10% of the size of the heap were also done. Generation of a random number between 0 and 1 was executed and if the number was between 0 and .5, the data structure performed a delete minimum operation. If the value generated was between .5 and 1, then a random integer was generated between 1 and 4n and then inserted into the heap. This allowed for another metric to judge the efficiency of the data structure. </text:span></text:p>
      <text:p text:style-name="P4"><text:span text:style-name="T5"><text:tab/></text:span><text:span text:style-name="T6">The execution times of the </text:span><text:span text:style-name="T10">two</text:span><text:span text:style-name="T6"> implementations were very close and there seemed to be </text:span><text:span text:style-name="T7">only marginal difference between the </text:span><text:span text:style-name="T12">two</text:span><text:span text:style-name="T7"> different implementations. </text:span><text:span text:style-name="T8">By taking the average of each of the </text:span><text:span text:style-name="T12">two</text:span><text:span text:style-name="T8"> methods I came up with the following results: </text:span></text:p>
      <text:p text:style-name="P4"/>
      <text:p text:style-name="P4"/>
      <text:p text:style-name="P6"><text:soft-page-break/></text:p>
      <text:p text:style-name="P3"><text:tab/></text:p>
      <text:p text:style-name="P8"/>
      <text:p text:style-name="P8"><draw:frame draw:style-name="fr1" draw:name="Object1" text:anchor-type="paragraph" svg:width="8.5in" svg:height="4.1047in" draw:z-index="0"><draw:object xlink:href="./Object 1" xlink:type="simple" xlink:show="embed" xlink:actuate="onLoad"/><draw:image xlink:href="./ObjectReplacements/Object 1" xlink:type="simple" xlink:show="embed" xlink:actuate="onLoad"/></draw:frame></text:p>
      <text:p text:style-name="P5"/>
      <text:p text:style-name="P5"/>
      <text:p text:style-name="P5"><text:tab/><text:span text:style-name="T16">Perhaps the most useful column is the column in which the average times are computed. Here we can see that the skew heap took longer, on average, to perform n number of insertions than did the leftist heap. However, when we compare how long the random operations (insert and delete minimum) took, we see that the Leftist heap took longer, on average to perform these tasks. The graphs below give a more quick and clear picture of exactly these results:</text:span></text:p>
      <text:p text:style-name="P5"/>
      <text:p text:style-name="P5"/>
      <text:p text:style-name="P5"><draw:frame draw:style-name="fr2" draw:name="Object2" text:anchor-type="paragraph" svg:width="6.2937in" svg:height="3.5453in" draw:z-index="1"><draw:object xlink:href="./Object 2" xlink:type="simple" xlink:show="embed" xlink:actuate="onLoad"/><draw:image xlink:href="./ObjectReplacements/Object 2" xlink:type="simple" xlink:show="embed" xlink:actuate="onLoad"/></draw:frame><text:soft-page-break/></text:p>
      <text:p text:style-name="P5"/>
      <text:p text:style-name="P5"><text:tab/></text:p>
      <text:p text:style-name="P5"/>
      <text:p text:style-name="P5"><draw:frame draw:style-name="fr1" draw:name="Object4" text:anchor-type="paragraph" svg:width="6.2937in" svg:height="3.5453in" draw:z-index="2"><draw:object xlink:href="./Object 4" xlink:type="simple" xlink:show="embed" xlink:actuate="onLoad"/><draw:image xlink:href="./ObjectReplacements/Object 4" xlink:type="simple" xlink:show="embed" xlink:actuate="onLoad"/></draw:frame></text:p>
      <text:p text:style-name="P10"><text:tab/><text:span text:style-name="T16">As we can see in the graphs and the raw data itself, the two implementations have advantages depending on what operations are being performed and how many elements they are being performed </text:span><text:soft-page-break/><text:span text:style-name="T16">on. In terms of simple construction and raw insertion power, the leftist heap seems to have an advantage on the skew heap. This advantage grows to become even more prevalent as the number of elements reaches the 400,000 mark. Here we can see a difference of around .035 seconds. However, in when performing random numbers of deletions and insertions, it seems that the skew heap has the advantage over the leftist heap and has a much lower execution time. This difference in execution time is less prevalent than in the simple insertion test and we see that even at the largest number of elements 10% of 400,000, we find a difference of a measly .005. Hardly a big difference in execution time. </text:span></text:p>
      <text:p text:style-name="P10"><text:span text:style-name="T16"><text:tab/>One can conclude that, overall, the leftist heap is a more efficient data structure when it comes to the insertion of a large number of elements. However, in a situation in which random operations were performed, the skew heap would barely beat out the leftist heap. The leftist heap is a safer bet, overal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3bea7" officeooo:paragraph-rsid="0013bea7"/>
    </style:style>
    <style:style style:name="MT1" style:family="text">
      <style:text-properties officeooo:rsid="002a8e3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Perry Gowdy</text:p>
        <text:p text:style-name="MP1">EECS 560</text:p>
        <text:p text:style-name="MP1">Lab <text:span text:style-name="MT1">8</text:span></text:p>
        <text:p text:style-name="MP1"><text:span text:style-name="MT1">11</text:span>/<text:span text:style-name="MT1">02</text:span>/1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8T22:19:11.386052670</meta:creation-date>
    <dc:date>2014-11-02T22:58:50.392117444</dc:date>
    <meta:editing-duration>PT1H15M40S</meta:editing-duration>
    <meta:editing-cycles>20</meta:editing-cycles>
    <meta:generator>LibreOffice/4.2.6.3$Linux_X86_64 LibreOffice_project/420$Build-3</meta:generator>
    <meta:document-statistic meta:table-count="0" meta:image-count="0" meta:object-count="3" meta:page-count="4" meta:paragraph-count="16" meta:word-count="982" meta:character-count="5496" meta:non-whitespace-character-count="450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2.0898in"/>
    </style:style>
    <style:style style:name="co2" style:family="table-column">
      <style:table-column-properties fo:break-before="auto" style:column-width="0.889in"/>
    </style:style>
    <style:style style:name="co3" style:family="table-column">
      <style:table-column-properties fo:break-before="auto" style:column-width="2.731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style:text-position=""/>
    </style:style>
    <style:style style:name="ce2" style:family="table-cell" style:parent-style-name="Default">
      <style:table-cell-properties style:text-align-source="fix" style:repeat-content="false"/>
      <style:paragraph-properties fo:text-align="center" fo:margin-left="0in"/>
    </style:style>
  </office:automatic-styles>
  <office:body>
    <office:spreadsheet>
      <table:table table:name="Sheet1" table:style-name="ta1">
        <table:table-column table:style-name="co1" table:default-cell-style-name="Default"/>
        <table:table-column table:style-name="co2" table:number-columns-repeated="7" table:default-cell-style-name="Default"/>
        <table:table-column table:style-name="co3" table:default-cell-style-name="Default"/>
        <table:table-row table:style-name="ro1">
          <table:table-cell table:number-columns-repeated="9"/>
        </table:table-row>
        <table:table-row table:style-name="ro1">
          <table:table-cell/>
          <table:table-cell table:style-name="ce2" office:value-type="string" calcext:value-type="string">
            <text:p>Seed</text:p>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string" calcext:value-type="string">
            <text:p>Average</text:p>
          </table:table-cell>
          <table:table-cell/>
        </table:table-row>
        <table:table-row table:style-name="ro1">
          <table:table-cell office:value-type="string" calcext:value-type="string">
            <text:p>Number of Operations: 50,000</text:p>
          </table:table-cell>
          <table:table-cell table:number-columns-repeated="8"/>
        </table:table-row>
        <table:table-row table:style-name="ro1">
          <table:table-cell office:value-type="string" calcext:value-type="string">
            <text:p>Skew</text:p>
          </table:table-cell>
          <table:table-cell/>
          <table:table-cell office:value-type="float" office:value="0.016497" calcext:value-type="float">
            <text:p>0.016497</text:p>
          </table:table-cell>
          <table:table-cell office:value-type="float" office:value="0.0136" calcext:value-type="float">
            <text:p>0.0136</text:p>
          </table:table-cell>
          <table:table-cell office:value-type="float" office:value="0.012257" calcext:value-type="float">
            <text:p>0.012257</text:p>
          </table:table-cell>
          <table:table-cell office:value-type="float" office:value="0.0105974" calcext:value-type="float">
            <text:p>0.0105974</text:p>
          </table:table-cell>
          <table:table-cell office:value-type="float" office:value="0.010013" calcext:value-type="float">
            <text:p>0.010013</text:p>
          </table:table-cell>
          <table:table-cell office:value-type="float" office:value="0.0125922" calcext:value-type="float">
            <text:p>0.0125922</text:p>
          </table:table-cell>
          <table:table-cell/>
        </table:table-row>
        <table:table-row table:style-name="ro1">
          <table:table-cell office:value-type="string" calcext:value-type="string">
            <text:p>Leftist</text:p>
          </table:table-cell>
          <table:table-cell/>
          <table:table-cell office:value-type="float" office:value="0.00908" calcext:value-type="float">
            <text:p>0.00908</text:p>
          </table:table-cell>
          <table:table-cell office:value-type="float" office:value="0.007677" calcext:value-type="float">
            <text:p>0.007677</text:p>
          </table:table-cell>
          <table:table-cell office:value-type="float" office:value="0.007169" calcext:value-type="float">
            <text:p>0.007169</text:p>
          </table:table-cell>
          <table:table-cell office:value-type="float" office:value="0.006199" calcext:value-type="float">
            <text:p>0.006199</text:p>
          </table:table-cell>
          <table:table-cell office:value-type="float" office:value="0.00618" calcext:value-type="float">
            <text:p>0.00618</text:p>
          </table:table-cell>
          <table:table-cell office:value-type="float" office:value="0.007261" calcext:value-type="float">
            <text:p>0.007261</text:p>
          </table:table-cell>
          <table:table-cell office:value-type="string" calcext:value-type="string">
            <text:p>Random Numbers Between 1 – 200,000</text:p>
          </table:table-cell>
        </table:table-row>
        <table:table-row table:style-name="ro1">
          <table:table-cell office:value-type="string" calcext:value-type="string">
            <text:p>Skew Operations</text:p>
          </table:table-cell>
          <table:table-cell/>
          <table:table-cell office:value-type="float" office:value="0.002531" calcext:value-type="float">
            <text:p>0.002531</text:p>
          </table:table-cell>
          <table:table-cell office:value-type="float" office:value="0.002149" calcext:value-type="float">
            <text:p>0.002149</text:p>
          </table:table-cell>
          <table:table-cell office:value-type="float" office:value="0.001865" calcext:value-type="float">
            <text:p>0.001865</text:p>
          </table:table-cell>
          <table:table-cell office:value-type="float" office:value="0.00172" calcext:value-type="float">
            <text:p>0.00172</text:p>
          </table:table-cell>
          <table:table-cell office:value-type="float" office:value="0.001748" calcext:value-type="float">
            <text:p>0.001748</text:p>
          </table:table-cell>
          <table:table-cell office:value-type="float" office:value="0.0019068" calcext:value-type="float">
            <text:p>0.0019068</text:p>
          </table:table-cell>
          <table:table-cell/>
        </table:table-row>
        <table:table-row table:style-name="ro1">
          <table:table-cell office:value-type="string" calcext:value-type="string">
            <text:p>Leftist Operations</text:p>
          </table:table-cell>
          <table:table-cell/>
          <table:table-cell office:value-type="float" office:value="0.002382" calcext:value-type="float">
            <text:p>0.002382</text:p>
          </table:table-cell>
          <table:table-cell office:value-type="float" office:value="0.002101" calcext:value-type="float">
            <text:p>0.002101</text:p>
          </table:table-cell>
          <table:table-cell office:value-type="float" office:value="0.001756" calcext:value-type="float">
            <text:p>0.001756</text:p>
          </table:table-cell>
          <table:table-cell office:value-type="float" office:value="0.001626" calcext:value-type="float">
            <text:p>0.001626</text:p>
          </table:table-cell>
          <table:table-cell office:value-type="float" office:value="0.001669" calcext:value-type="float">
            <text:p>0.001669</text:p>
          </table:table-cell>
          <table:table-cell office:value-type="float" office:value="0.0020026" calcext:value-type="float">
            <text:p>0.0020026</text:p>
          </table:table-cell>
          <table:table-cell/>
        </table:table-row>
        <table:table-row table:style-name="ro1" table:number-rows-repeated="2">
          <table:table-cell table:number-columns-repeated="9"/>
        </table:table-row>
        <table:table-row table:style-name="ro1">
          <table:table-cell/>
          <table:table-cell table:style-name="ce2" office:value-type="string" calcext:value-type="string">
            <text:p>Seed</text:p>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string" calcext:value-type="string">
            <text:p>Average</text:p>
          </table:table-cell>
          <table:table-cell/>
        </table:table-row>
        <table:table-row table:style-name="ro1">
          <table:table-cell office:value-type="string" calcext:value-type="string">
            <text:p>Number of Operations: 100,000</text:p>
          </table:table-cell>
          <table:table-cell table:number-columns-repeated="8"/>
        </table:table-row>
        <table:table-row table:style-name="ro1">
          <table:table-cell office:value-type="string" calcext:value-type="string">
            <text:p>Skew</text:p>
          </table:table-cell>
          <table:table-cell/>
          <table:table-cell office:value-type="float" office:value="0.019999" calcext:value-type="float">
            <text:p>0.019999</text:p>
          </table:table-cell>
          <table:table-cell office:value-type="float" office:value="0.018341" calcext:value-type="float">
            <text:p>0.018341</text:p>
          </table:table-cell>
          <table:table-cell office:value-type="float" office:value="0.016489" calcext:value-type="float">
            <text:p>0.016489</text:p>
          </table:table-cell>
          <table:table-cell office:value-type="float" office:value="0.014829" calcext:value-type="float">
            <text:p>0.014829</text:p>
          </table:table-cell>
          <table:table-cell office:value-type="float" office:value="0.015111" calcext:value-type="float">
            <text:p>0.015111</text:p>
          </table:table-cell>
          <table:table-cell office:value-type="float" office:value="0.0169538" calcext:value-type="float">
            <text:p>0.0169538</text:p>
          </table:table-cell>
          <table:table-cell/>
        </table:table-row>
        <table:table-row table:style-name="ro1">
          <table:table-cell office:value-type="string" calcext:value-type="string">
            <text:p>Leftist</text:p>
          </table:table-cell>
          <table:table-cell/>
          <table:table-cell office:value-type="float" office:value="0.01087" calcext:value-type="float">
            <text:p>0.01087</text:p>
          </table:table-cell>
          <table:table-cell office:value-type="float" office:value="0.009935" calcext:value-type="float">
            <text:p>0.009935</text:p>
          </table:table-cell>
          <table:table-cell office:value-type="float" office:value="0.008772" calcext:value-type="float">
            <text:p>0.008772</text:p>
          </table:table-cell>
          <table:table-cell office:value-type="float" office:value="0.008602" calcext:value-type="float">
            <text:p>0.008602</text:p>
          </table:table-cell>
          <table:table-cell office:value-type="float" office:value="0.008673" calcext:value-type="float">
            <text:p>0.008673</text:p>
          </table:table-cell>
          <table:table-cell office:value-type="float" office:value="0.0093704" calcext:value-type="float">
            <text:p>0.0093704</text:p>
          </table:table-cell>
          <table:table-cell office:value-type="string" calcext:value-type="string">
            <text:p>Random Numbers Between 1 – 400,000</text:p>
          </table:table-cell>
        </table:table-row>
        <table:table-row table:style-name="ro1">
          <table:table-cell office:value-type="string" calcext:value-type="string">
            <text:p>Skew Operations</text:p>
          </table:table-cell>
          <table:table-cell/>
          <table:table-cell office:value-type="float" office:value="0.005157" calcext:value-type="float">
            <text:p>0.005157</text:p>
          </table:table-cell>
          <table:table-cell office:value-type="float" office:value="0.004509" calcext:value-type="float">
            <text:p>0.004509</text:p>
          </table:table-cell>
          <table:table-cell office:value-type="float" office:value="0.004093" calcext:value-type="float">
            <text:p>0.004093</text:p>
          </table:table-cell>
          <table:table-cell office:value-type="float" office:value="0.004014" calcext:value-type="float">
            <text:p>0.004014</text:p>
          </table:table-cell>
          <table:table-cell office:value-type="float" office:value="0.004084" calcext:value-type="float">
            <text:p>0.004084</text:p>
          </table:table-cell>
          <table:table-cell office:value-type="float" office:value="0.0041532" calcext:value-type="float">
            <text:p>0.0041532</text:p>
          </table:table-cell>
          <table:table-cell/>
        </table:table-row>
        <table:table-row table:style-name="ro1">
          <table:table-cell office:value-type="string" calcext:value-type="string">
            <text:p>Leftist Operations</text:p>
          </table:table-cell>
          <table:table-cell/>
          <table:table-cell office:value-type="float" office:value="0.004568" calcext:value-type="float">
            <text:p>0.004568</text:p>
          </table:table-cell>
          <table:table-cell office:value-type="float" office:value="0.004142" calcext:value-type="float">
            <text:p>0.004142</text:p>
          </table:table-cell>
          <table:table-cell office:value-type="float" office:value="0.003934" calcext:value-type="float">
            <text:p>0.003934</text:p>
          </table:table-cell>
          <table:table-cell office:value-type="float" office:value="0.004082" calcext:value-type="float">
            <text:p>0.004082</text:p>
          </table:table-cell>
          <table:table-cell office:value-type="float" office:value="0.00404" calcext:value-type="float">
            <text:p>0.00404</text:p>
          </table:table-cell>
          <table:table-cell office:value-type="float" office:value="0.0043714" calcext:value-type="float">
            <text:p>0.0043714</text:p>
          </table:table-cell>
          <table:table-cell/>
        </table:table-row>
        <table:table-row table:style-name="ro1" table:number-rows-repeated="2">
          <table:table-cell table:number-columns-repeated="9"/>
        </table:table-row>
        <table:table-row table:style-name="ro1">
          <table:table-cell/>
          <table:table-cell table:style-name="ce2" office:value-type="string" calcext:value-type="string">
            <text:p>Seed</text:p>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string" calcext:value-type="string">
            <text:p>Average</text:p>
          </table:table-cell>
          <table:table-cell/>
        </table:table-row>
        <table:table-row table:style-name="ro1">
          <table:table-cell office:value-type="string" calcext:value-type="string">
            <text:p>Number of Operations: 200,000</text:p>
          </table:table-cell>
          <table:table-cell table:number-columns-repeated="8"/>
        </table:table-row>
        <table:table-row table:style-name="ro1">
          <table:table-cell office:value-type="string" calcext:value-type="string">
            <text:p>Skew</text:p>
          </table:table-cell>
          <table:table-cell/>
          <table:table-cell office:value-type="float" office:value="0.032247" calcext:value-type="float">
            <text:p>0.032247</text:p>
          </table:table-cell>
          <table:table-cell office:value-type="float" office:value="0.034336" calcext:value-type="float">
            <text:p>0.034336</text:p>
          </table:table-cell>
          <table:table-cell office:value-type="float" office:value="0.032811" calcext:value-type="float">
            <text:p>0.032811</text:p>
          </table:table-cell>
          <table:table-cell office:value-type="float" office:value="0.033164" calcext:value-type="float">
            <text:p>0.033164</text:p>
          </table:table-cell>
          <table:table-cell office:value-type="float" office:value="0.035204" calcext:value-type="float">
            <text:p>0.035204</text:p>
          </table:table-cell>
          <table:table-cell office:value-type="float" office:value="0.0335524" calcext:value-type="float">
            <text:p>0.0335524</text:p>
          </table:table-cell>
          <table:table-cell/>
        </table:table-row>
        <table:table-row table:style-name="ro1">
          <table:table-cell office:value-type="string" calcext:value-type="string">
            <text:p>Leftist</text:p>
          </table:table-cell>
          <table:table-cell/>
          <table:table-cell office:value-type="float" office:value="0.017319" calcext:value-type="float">
            <text:p>0.017319</text:p>
          </table:table-cell>
          <table:table-cell office:value-type="float" office:value="0.018495" calcext:value-type="float">
            <text:p>0.018495</text:p>
          </table:table-cell>
          <table:table-cell office:value-type="float" office:value="0.017572" calcext:value-type="float">
            <text:p>0.017572</text:p>
          </table:table-cell>
          <table:table-cell office:value-type="float" office:value="0.018138" calcext:value-type="float">
            <text:p>0.018138</text:p>
          </table:table-cell>
          <table:table-cell office:value-type="float" office:value="0.018526" calcext:value-type="float">
            <text:p>0.018526</text:p>
          </table:table-cell>
          <table:table-cell office:value-type="float" office:value="0.01801" calcext:value-type="float">
            <text:p>0.01801</text:p>
          </table:table-cell>
          <table:table-cell office:value-type="string" calcext:value-type="string">
            <text:p>Random Numbers Between 1 – 800,000</text:p>
          </table:table-cell>
        </table:table-row>
        <table:table-row table:style-name="ro1">
          <table:table-cell office:value-type="string" calcext:value-type="string">
            <text:p>Skew Operations</text:p>
          </table:table-cell>
          <table:table-cell/>
          <table:table-cell office:value-type="float" office:value="0.011326" calcext:value-type="float">
            <text:p>0.011326</text:p>
          </table:table-cell>
          <table:table-cell office:value-type="float" office:value="0.011327" calcext:value-type="float">
            <text:p>0.011327</text:p>
          </table:table-cell>
          <table:table-cell office:value-type="float" office:value="0.011576" calcext:value-type="float">
            <text:p>0.011576</text:p>
          </table:table-cell>
          <table:table-cell office:value-type="float" office:value="0.011371" calcext:value-type="float">
            <text:p>0.011371</text:p>
          </table:table-cell>
          <table:table-cell office:value-type="float" office:value="0.01166" calcext:value-type="float">
            <text:p>0.01166</text:p>
          </table:table-cell>
          <table:table-cell office:value-type="float" office:value="0.0097156" calcext:value-type="float">
            <text:p>0.0097156</text:p>
          </table:table-cell>
          <table:table-cell/>
        </table:table-row>
        <table:table-row table:style-name="ro1">
          <table:table-cell office:value-type="string" calcext:value-type="string">
            <text:p>Leftist Operations</text:p>
          </table:table-cell>
          <table:table-cell/>
          <table:table-cell office:value-type="float" office:value="0.009544" calcext:value-type="float">
            <text:p>0.009544</text:p>
          </table:table-cell>
          <table:table-cell office:value-type="float" office:value="0.00987" calcext:value-type="float">
            <text:p>0.00987</text:p>
          </table:table-cell>
          <table:table-cell office:value-type="float" office:value="0.009739" calcext:value-type="float">
            <text:p>0.009739</text:p>
          </table:table-cell>
          <table:table-cell office:value-type="float" office:value="0.00969" calcext:value-type="float">
            <text:p>0.00969</text:p>
          </table:table-cell>
          <table:table-cell office:value-type="float" office:value="0.009735" calcext:value-type="float">
            <text:p>0.009735</text:p>
          </table:table-cell>
          <table:table-cell office:value-type="float" office:value="0.011452" calcext:value-type="float">
            <text:p>0.011452</text:p>
          </table:table-cell>
          <table:table-cell/>
        </table:table-row>
        <table:table-row table:style-name="ro1" table:number-rows-repeated="2">
          <table:table-cell table:number-columns-repeated="9"/>
        </table:table-row>
        <table:table-row table:style-name="ro1">
          <table:table-cell/>
          <table:table-cell table:style-name="ce2" office:value-type="string" calcext:value-type="string">
            <text:p>Seed</text:p>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string" calcext:value-type="string">
            <text:p>Average</text:p>
          </table:table-cell>
          <table:table-cell/>
        </table:table-row>
        <table:table-row table:style-name="ro1">
          <table:table-cell office:value-type="string" calcext:value-type="string">
            <text:p>Number of Operations: 400,000</text:p>
          </table:table-cell>
          <table:table-cell table:number-columns-repeated="8"/>
        </table:table-row>
        <table:table-row table:style-name="ro1">
          <table:table-cell office:value-type="string" calcext:value-type="string">
            <text:p>Skew</text:p>
          </table:table-cell>
          <table:table-cell/>
          <table:table-cell office:value-type="float" office:value="0.075853" calcext:value-type="float">
            <text:p>0.075853</text:p>
          </table:table-cell>
          <table:table-cell office:value-type="float" office:value="0.078027" calcext:value-type="float">
            <text:p>0.078027</text:p>
          </table:table-cell>
          <table:table-cell office:value-type="float" office:value="0.0743" calcext:value-type="float">
            <text:p>0.0743</text:p>
          </table:table-cell>
          <table:table-cell office:value-type="float" office:value="0.077684" calcext:value-type="float">
            <text:p>0.077684</text:p>
          </table:table-cell>
          <table:table-cell office:value-type="float" office:value="0.07112" calcext:value-type="float">
            <text:p>0.07112</text:p>
          </table:table-cell>
          <table:table-cell office:value-type="float" office:value="0.0753968" calcext:value-type="float">
            <text:p>0.0753968</text:p>
          </table:table-cell>
          <table:table-cell/>
        </table:table-row>
        <table:table-row table:style-name="ro1">
          <table:table-cell office:value-type="string" calcext:value-type="string">
            <text:p>Leftist</text:p>
          </table:table-cell>
          <table:table-cell/>
          <table:table-cell office:value-type="float" office:value="0.038034" calcext:value-type="float">
            <text:p>0.038034</text:p>
          </table:table-cell>
          <table:table-cell office:value-type="float" office:value="0.038796" calcext:value-type="float">
            <text:p>0.038796</text:p>
          </table:table-cell>
          <table:table-cell office:value-type="float" office:value="0.038026" calcext:value-type="float">
            <text:p>0.038026</text:p>
          </table:table-cell>
          <table:table-cell office:value-type="float" office:value="0.040276" calcext:value-type="float">
            <text:p>0.040276</text:p>
          </table:table-cell>
          <table:table-cell office:value-type="float" office:value="0.036908" calcext:value-type="float">
            <text:p>0.036908</text:p>
          </table:table-cell>
          <table:table-cell office:value-type="float" office:value="0.038408" calcext:value-type="float">
            <text:p>0.038408</text:p>
          </table:table-cell>
          <table:table-cell office:value-type="string" calcext:value-type="string">
            <text:p>Random Numbers Between 1 – 1,600,000</text:p>
          </table:table-cell>
        </table:table-row>
        <table:table-row table:style-name="ro1">
          <table:table-cell office:value-type="string" calcext:value-type="string">
            <text:p>Skew Operations</text:p>
          </table:table-cell>
          <table:table-cell/>
          <table:table-cell office:value-type="float" office:value="0.026635" calcext:value-type="float">
            <text:p>0.026635</text:p>
          </table:table-cell>
          <table:table-cell office:value-type="float" office:value="0.026643" calcext:value-type="float">
            <text:p>0.026643</text:p>
          </table:table-cell>
          <table:table-cell office:value-type="float" office:value="0.026781" calcext:value-type="float">
            <text:p>0.026781</text:p>
          </table:table-cell>
          <table:table-cell office:value-type="float" office:value="0.026898" calcext:value-type="float">
            <text:p>0.026898</text:p>
          </table:table-cell>
          <table:table-cell office:value-type="float" office:value="0.026761" calcext:value-type="float">
            <text:p>0.026761</text:p>
          </table:table-cell>
          <table:table-cell office:value-type="float" office:value="0.0219162" calcext:value-type="float">
            <text:p>0.0219162</text:p>
          </table:table-cell>
          <table:table-cell/>
        </table:table-row>
        <table:table-row table:style-name="ro1">
          <table:table-cell office:value-type="string" calcext:value-type="string">
            <text:p>Leftist Operations</text:p>
          </table:table-cell>
          <table:table-cell/>
          <table:table-cell office:value-type="float" office:value="0.021677" calcext:value-type="float">
            <text:p>0.021677</text:p>
          </table:table-cell>
          <table:table-cell office:value-type="float" office:value="0.021907" calcext:value-type="float">
            <text:p>0.021907</text:p>
          </table:table-cell>
          <table:table-cell office:value-type="float" office:value="0.021878" calcext:value-type="float">
            <text:p>0.021878</text:p>
          </table:table-cell>
          <table:table-cell office:value-type="float" office:value="0.022176" calcext:value-type="float">
            <text:p>0.022176</text:p>
          </table:table-cell>
          <table:table-cell office:value-type="float" office:value="0.021943" calcext:value-type="float">
            <text:p>0.021943</text:p>
          </table:table-cell>
          <table:table-cell office:value-type="float" office:value="0.0267436" calcext:value-type="float">
            <text:p>0.0267436</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02">00/00/0000</text:date>, <text:time style:data-style-name="N2" text:time-value="22:48:05.1831265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85cm" svg:height="9.004cm" xlink:href="." xlink:type="simple" chart:class="chart:scatter" chart:style-name="ch1">
        <chart:title svg:x="5.289cm" svg:y="0.316cm" chart:style-name="ch2">
          <text:p>Leftist Heap vs. Skew Heap</text:p>
        </chart:title>
        <chart:legend chart:legend-position="end" svg:x="13.715cm" svg:y="3.954cm" style:legend-expansion="high" chart:style-name="ch3"/>
        <chart:plot-area chart:style-name="ch4" chart:data-source-has-labels="both" svg:x="1.33cm" svg:y="1.635cm" svg:width="11.747cm" svg:height="6.208cm">
          <chartooo:coordinate-region svg:x="2.242cm" svg:y="1.834cm" svg:width="10.555cm" svg:height="5.362cm"/>
          <chart:axis chart:dimension="x" chart:name="primary-x" chart:style-name="ch5" chartooo:axis-type="auto">
            <chart:title svg:x="5.135cm" svg:y="8.023cm" chart:style-name="ch6">
              <text:p>Calculations (in thousands)</text:p>
            </chart:title>
            <chart:categories table:cell-range-address="local-table.$A$2:.$A$5"/>
          </chart:axis>
          <chart:axis chart:dimension="y" chart:name="primary-y" chart:style-name="ch5">
            <chart:title svg:x="0.451cm" svg:y="5.153cm" chart:style-name="ch7">
              <text:p>Time</text:p>
            </chart:title>
            <chart:grid chart:style-name="ch8" chart:class="major"/>
          </chart:axis>
          <chart:series chart:style-name="ch9" chart:values-cell-range-address="local-table.$C$2:.$C$5" chart:label-cell-address="local-table.$C$1" chart:class="chart:scatter">
            <chart:domain table:cell-range-address="local-table.$B$2:.$B$5"/>
            <chart:data-point chart:repeated="4"/>
          </chart:series>
          <chart:series chart:style-name="ch10" chart:values-cell-range-address="local-table.$D$2:.$D$5" chart:label-cell-address="local-table.$D$1" chart:class="chart:scatter">
            <chart:data-point chart:repeated="4"/>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Skew</text:p>
              </table:table-cell>
              <table:table-cell office:value-type="string">
                <text:p>Leftist</text:p>
              </table:table-cell>
            </table:table-row>
          </table:table-header-rows>
          <table:table-rows>
            <table:table-row>
              <table:table-cell office:value-type="string">
                <text:p>1</text:p>
              </table:table-cell>
              <table:table-cell office:value-type="float" office:value="50">
                <text:p>50</text:p>
              </table:table-cell>
              <table:table-cell office:value-type="float" office:value="0.0125922">
                <text:p>0.0125922</text:p>
              </table:table-cell>
              <table:table-cell office:value-type="float" office:value="0.007261">
                <text:p>0.007261</text:p>
              </table:table-cell>
            </table:table-row>
            <table:table-row>
              <table:table-cell office:value-type="string">
                <text:p>2</text:p>
              </table:table-cell>
              <table:table-cell office:value-type="float" office:value="100">
                <text:p>100</text:p>
              </table:table-cell>
              <table:table-cell office:value-type="float" office:value="0.0169538">
                <text:p>0.0169538</text:p>
              </table:table-cell>
              <table:table-cell office:value-type="float" office:value="0.0093704">
                <text:p>0.0093704</text:p>
              </table:table-cell>
            </table:table-row>
            <table:table-row>
              <table:table-cell office:value-type="string">
                <text:p>3</text:p>
              </table:table-cell>
              <table:table-cell office:value-type="float" office:value="200">
                <text:p>200</text:p>
              </table:table-cell>
              <table:table-cell office:value-type="float" office:value="0.0335524">
                <text:p>0.0335524</text:p>
              </table:table-cell>
              <table:table-cell office:value-type="float" office:value="0.01801">
                <text:p>0.01801</text:p>
              </table:table-cell>
            </table:table-row>
            <table:table-row>
              <table:table-cell office:value-type="string">
                <text:p>4</text:p>
              </table:table-cell>
              <table:table-cell office:value-type="float" office:value="400">
                <text:p>400</text:p>
              </table:table-cell>
              <table:table-cell office:value-type="float" office:value="0.0753968">
                <text:p>0.0753968</text:p>
              </table:table-cell>
              <table:table-cell office:value-type="float" office:value="0.038408">
                <text:p>0.03840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Linux_X86_64 LibreOffice_project/42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85cm" svg:height="9.004cm" xlink:href="." xlink:type="simple" chart:class="chart:scatter" chart:style-name="ch1">
        <chart:title svg:x="5.289cm" svg:y="0.316cm" chart:style-name="ch2">
          <text:p>Leftist Heap vs. Skew Heap</text:p>
        </chart:title>
        <chart:subtitle svg:x="4.853cm" svg:y="1.275cm" chart:style-name="ch3">
          <text:p>with random Insertion and Deletions</text:p>
        </chart:subtitle>
        <chart:legend chart:legend-position="end" svg:x="11.942cm" svg:y="3.954cm" style:legend-expansion="high" chart:style-name="ch4"/>
        <chart:plot-area chart:style-name="ch5" chart:data-source-has-labels="both" svg:x="1.33cm" svg:y="2.318cm" svg:width="9.974cm" svg:height="5.525cm">
          <chartooo:coordinate-region svg:x="2.242cm" svg:y="2.517cm" svg:width="8.782cm" svg:height="4.679cm"/>
          <chart:axis chart:dimension="x" chart:name="primary-x" chart:style-name="ch6" chartooo:axis-type="auto">
            <chart:title svg:x="4.249cm" svg:y="8.023cm" chart:style-name="ch7">
              <text:p>Calculations (in thousands)</text:p>
            </chart:title>
            <chart:categories table:cell-range-address="local-table.$A$2:.$A$5"/>
          </chart:axis>
          <chart:axis chart:dimension="y" chart:name="primary-y" chart:style-name="ch6">
            <chart:title svg:x="0.451cm" svg:y="5.494cm" chart:style-name="ch8">
              <text:p>Time</text:p>
            </chart:title>
            <chart:grid chart:style-name="ch9" chart:class="major"/>
          </chart:axis>
          <chart:series chart:style-name="ch10" chart:values-cell-range-address="local-table.$C$2:.$C$5" chart:label-cell-address="local-table.$C$1" chart:class="chart:scatter">
            <chart:domain table:cell-range-address="local-table.$B$2:.$B$5"/>
            <chart:data-point chart:repeated="4"/>
          </chart:series>
          <chart:series chart:style-name="ch11" chart:values-cell-range-address="local-table.$D$2:.$D$5" chart:label-cell-address="local-table.$D$1" chart:class="chart:scatter">
            <chart:data-point chart:repeated="4"/>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Skew Operations</text:p>
              </table:table-cell>
              <table:table-cell office:value-type="string">
                <text:p>Leftist Operations</text:p>
              </table:table-cell>
            </table:table-row>
          </table:table-header-rows>
          <table:table-rows>
            <table:table-row>
              <table:table-cell office:value-type="string">
                <text:p>1</text:p>
              </table:table-cell>
              <table:table-cell office:value-type="float" office:value="50">
                <text:p>50</text:p>
              </table:table-cell>
              <table:table-cell office:value-type="float" office:value="0.0019068">
                <text:p>0.0019068</text:p>
              </table:table-cell>
              <table:table-cell office:value-type="float" office:value="0.0020026">
                <text:p>0.0020026</text:p>
              </table:table-cell>
            </table:table-row>
            <table:table-row>
              <table:table-cell office:value-type="string">
                <text:p>2</text:p>
              </table:table-cell>
              <table:table-cell office:value-type="float" office:value="100">
                <text:p>100</text:p>
              </table:table-cell>
              <table:table-cell office:value-type="float" office:value="0.0041532">
                <text:p>0.0041532</text:p>
              </table:table-cell>
              <table:table-cell office:value-type="float" office:value="0.0043714">
                <text:p>0.0043714</text:p>
              </table:table-cell>
            </table:table-row>
            <table:table-row>
              <table:table-cell office:value-type="string">
                <text:p>3</text:p>
              </table:table-cell>
              <table:table-cell office:value-type="float" office:value="200">
                <text:p>200</text:p>
              </table:table-cell>
              <table:table-cell office:value-type="float" office:value="0.0097156">
                <text:p>0.0097156</text:p>
              </table:table-cell>
              <table:table-cell office:value-type="float" office:value="0.011452">
                <text:p>0.011452</text:p>
              </table:table-cell>
            </table:table-row>
            <table:table-row>
              <table:table-cell office:value-type="string">
                <text:p>4</text:p>
              </table:table-cell>
              <table:table-cell office:value-type="float" office:value="400">
                <text:p>400</text:p>
              </table:table-cell>
              <table:table-cell office:value-type="float" office:value="0.0219162">
                <text:p>0.0219162</text:p>
              </table:table-cell>
              <table:table-cell office:value-type="float" office:value="0.0267436">
                <text:p>0.026743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Linux_X86_64 LibreOffice_project/42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